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LruCacheTests.clearAn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currentLruCacheTests.getAn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currentLruCacheTests.removeAn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